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35cm"/>
      <style:paragraph-properties style:writing-mode="lr-tb"/>
    </style:style>
    <style:style style:name="gr3" style:family="graphic" style:parent-style-name="standard">
      <style:graphic-properties svg:stroke-width="0.053cm" svg:stroke-color="#ff0000" draw:marker-start="Arrow" draw:marker-start-width="0.279cm" draw:marker-end-width="0.279cm" draw:fill="none" draw:textarea-horizontal-align="justify" draw:textarea-vertical-align="middle" draw:auto-grow-height="false" fo:min-height="1.498cm" fo:min-width="4.049cm" fo:padding-top="0.151cm" fo:padding-bottom="0.151cm" fo:padding-left="0.276cm" fo:padding-right="0.276cm" fo:wrap-option="no-wrap"/>
      <style:paragraph-properties style:writing-mode="lr-tb"/>
    </style:style>
    <style:style style:name="gr4" style:family="graphic" style:parent-style-name="objectwithoutfill">
      <style:graphic-properties svg:stroke-width="0.053cm" svg:stroke-color="#228b22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5" style:family="graphic" style:parent-style-name="standard">
      <style:graphic-properties svg:stroke-width="0.053cm" svg:stroke-color="#228b22" draw:marker-start="Arrow" draw:marker-start-width="0.279cm" draw:marker-end-width="0.279cm" draw:fill="none" draw:textarea-horizontal-align="justify" draw:textarea-vertical-align="middle" draw:auto-grow-height="false" fo:min-height="1.498cm" fo:min-width="7.249cm" fo:padding-top="0.151cm" fo:padding-bottom="0.151cm" fo:padding-left="0.276cm" fo:padding-right="0.276cm" fo:wrap-option="no-wrap"/>
      <style:paragraph-properties style:writing-mode="lr-tb"/>
    </style:style>
    <style:style style:name="gr6" style:family="graphic" style:parent-style-name="standard">
      <style:graphic-properties svg:stroke-width="0.053cm" svg:stroke-color="#ff0000" draw:marker-start="Arrow" draw:marker-start-width="0.279cm" draw:marker-end-width="0.279cm" draw:fill="none" draw:textarea-horizontal-align="justify" draw:textarea-vertical-align="middle" draw:auto-grow-height="false" fo:min-height="1.498cm" fo:min-width="4.649cm" fo:padding-top="0.151cm" fo:padding-bottom="0.151cm" fo:padding-left="0.276cm" fo:padding-right="0.276cm" fo:wrap-option="no-wrap"/>
      <style:paragraph-properties style:writing-mode="lr-tb"/>
    </style:style>
    <style:style style:name="gr7" style:family="graphic" style:parent-style-name="standard">
      <style:graphic-properties svg:stroke-width="0.053cm" svg:stroke-color="#228b22" draw:marker-start="Arrow" draw:marker-start-width="0.279cm" draw:marker-end-width="0.279cm" draw:fill="none" draw:textarea-horizontal-align="justify" draw:textarea-vertical-align="middle" draw:auto-grow-height="false" fo:min-height="2.099cm" fo:min-width="7.249cm" fo:padding-top="0.151cm" fo:padding-bottom="0.151cm" fo:padding-left="0.276cm" fo:padding-right="0.276cm" fo:wrap-option="no-wrap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7.5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4.789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11" style:family="graphic" style:parent-style-name="standard">
      <style:graphic-properties svg:stroke-width="0.053cm" svg:stroke-color="#228b22" draw:marker-start-width="0.279cm" draw:marker-end-width="0.279cm" draw:fill="none" draw:textarea-horizontal-align="justify" draw:textarea-vertical-align="middle" draw:auto-grow-height="false" fo:min-height="1.751cm" fo:min-width="4.701cm" fo:padding-top="0.151cm" fo:padding-bottom="0.151cm" fo:padding-left="0.276cm" fo:padding-right="0.276cm" fo:wrap-option="no-wrap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3.193cm"/>
      <style:paragraph-properties style:writing-mode="lr-tb"/>
    </style:style>
    <style:style style:name="gr14" style:family="graphic" style:parent-style-name="standard">
      <style:graphic-properties svg:stroke-width="0.053cm" svg:stroke-color="#228b22" draw:marker-start-width="0.279cm" draw:marker-end-width="0.279cm" draw:fill="none" draw:textarea-horizontal-align="justify" draw:textarea-vertical-align="middle" draw:auto-grow-height="false" fo:min-height="1.699cm" fo:min-width="4.649cm" fo:padding-top="0.151cm" fo:padding-bottom="0.151cm" fo:padding-left="0.276cm" fo:padding-right="0.276cm" fo:wrap-option="no-wrap"/>
      <style:paragraph-properties style:writing-mode="lr-tb"/>
    </style:style>
    <style:style style:name="gr15" style:family="graphic" style:parent-style-name="standard">
      <style:graphic-properties svg:stroke-width="0.053cm" draw:marker-start-width="0.279cm" draw:marker-end-width="0.279cm" draw:fill="none" draw:textarea-horizontal-align="justify" draw:textarea-vertical-align="top" draw:auto-grow-height="false" fo:min-height="3.128cm" fo:min-width="5.878cm" fo:padding-top="0.151cm" fo:padding-bottom="0.151cm" fo:padding-left="0.276cm" fo:padding-right="0.276cm"/>
      <style:paragraph-properties style:writing-mode="lr-tb"/>
    </style:style>
    <style:style style:name="gr16" style:family="graphic" style:parent-style-name="standard">
      <style:graphic-properties svg:stroke-width="0.053cm" draw:marker-start-width="0.279cm" draw:marker-end-width="0.279cm" draw:fill="none" draw:textarea-horizontal-align="justify" draw:textarea-vertical-align="top" draw:auto-grow-height="false" fo:min-height="3.67cm" fo:min-width="8.02cm" fo:padding-top="0.151cm" fo:padding-bottom="0.151cm" fo:padding-left="0.276cm" fo:padding-right="0.276cm"/>
      <style:paragraph-properties style:writing-mode="lr-tb"/>
    </style:style>
    <style:style style:name="gr17" style:family="graphic" style:parent-style-name="standard">
      <style:graphic-properties svg:stroke-width="0.053cm" draw:marker-start-width="0.279cm" draw:marker-end-width="0.279cm" draw:fill="none" draw:textarea-horizontal-align="justify" draw:textarea-vertical-align="top" draw:auto-grow-height="false" fo:min-height="1.863cm" fo:min-width="8.214cm" fo:padding-top="0.151cm" fo:padding-bottom="0.151cm" fo:padding-left="0.276cm" fo:padding-right="0.276cm"/>
      <style:paragraph-properties style:writing-mode="lr-tb"/>
    </style:style>
    <style:style style:name="gr18" style:family="graphic" style:parent-style-name="standard">
      <style:graphic-properties svg:stroke-width="0.053cm" draw:marker-start-width="0.279cm" draw:marker-end-width="0.279cm" draw:fill="none" draw:textarea-horizontal-align="justify" draw:textarea-vertical-align="top" draw:auto-grow-height="false" fo:min-height="3.295cm" fo:min-width="10.272cm" fo:padding-top="0.151cm" fo:padding-bottom="0.151cm" fo:padding-left="0.276cm" fo:padding-right="0.276cm"/>
      <style:paragraph-properties style:writing-mode="lr-tb"/>
    </style:style>
    <style:style style:name="gr19" style:family="graphic" style:parent-style-name="standard">
      <style:graphic-properties svg:stroke-width="0.053cm" svg:stroke-color="#228b22" draw:marker-start-width="0.279cm" draw:marker-end-width="0.279cm" draw:fill="none" draw:textarea-horizontal-align="justify" draw:textarea-vertical-align="middle" draw:auto-grow-height="false" fo:min-height="1.699cm" fo:min-width="6.249cm" fo:padding-top="0.151cm" fo:padding-bottom="0.151cm" fo:padding-left="0.276cm" fo:padding-right="0.276cm" fo:wrap-option="no-wrap"/>
      <style:paragraph-properties style:writing-mode="lr-tb"/>
    </style:style>
    <style:style style:name="gr20" style:family="graphic" style:parent-style-name="standard">
      <style:graphic-properties svg:stroke-width="0.053cm" svg:stroke-color="#228b22" draw:marker-start-width="0.279cm" draw:marker-end-width="0.279cm" draw:fill="none" draw:textarea-horizontal-align="justify" draw:textarea-vertical-align="middle" draw:auto-grow-height="false" fo:min-height="1.699cm" fo:min-width="5.449cm" fo:padding-top="0.151cm" fo:padding-bottom="0.151cm" fo:padding-left="0.276cm" fo:padding-right="0.276cm" fo:wrap-option="no-wrap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3.35cm"/>
      <style:paragraph-properties style:writing-mode="lr-tb"/>
    </style:style>
    <style:style style:name="gr22" style:family="graphic" style:parent-style-name="standard">
      <style:graphic-properties svg:stroke-width="0.053cm" svg:stroke-color="#228b22" draw:marker-start-width="0.279cm" draw:marker-end-width="0.279cm" draw:fill="none" draw:textarea-horizontal-align="justify" draw:textarea-vertical-align="middle" draw:auto-grow-height="false" fo:min-height="1.699cm" fo:min-width="5.049cm" fo:padding-top="0.151cm" fo:padding-bottom="0.151cm" fo:padding-left="0.276cm" fo:padding-right="0.276cm" fo:wrap-option="no-wrap"/>
      <style:paragraph-properties style:writing-mode="lr-tb"/>
    </style:style>
    <style:style style:name="gr23" style:family="graphic" style:parent-style-name="standard">
      <style:graphic-properties draw:stroke="none" draw:fill="none" fo:min-height="3.194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11.173cm"/>
      <style:paragraph-properties style:writing-mode="lr-tb"/>
    </style:style>
    <style:style style:name="gr25" style:family="graphic" style:parent-style-name="standard">
      <style:graphic-properties svg:stroke-width="0.053cm" svg:stroke-color="#228b22" draw:marker-start-width="0.279cm" draw:marker-end-width="0.279cm" draw:fill="none" draw:textarea-horizontal-align="justify" draw:textarea-vertical-align="middle" draw:auto-grow-height="false" fo:min-height="1.699cm" fo:min-width="4.249cm" fo:padding-top="0.151cm" fo:padding-bottom="0.151cm" fo:padding-left="0.276cm" fo:padding-right="0.276cm" fo:wrap-option="no-wrap"/>
      <style:paragraph-properties style:writing-mode="lr-tb"/>
    </style:style>
    <style:style style:name="gr26" style:family="graphic" style:parent-style-name="standard">
      <style:graphic-properties svg:stroke-width="0.053cm" svg:stroke-color="#c71585" draw:marker-start-width="0.279cm" draw:marker-end-width="0.279cm" draw:fill="none" draw:textarea-horizontal-align="justify" draw:textarea-vertical-align="middle" draw:auto-grow-height="false" fo:min-height="1.699cm" fo:min-width="4.249cm" fo:padding-top="0.151cm" fo:padding-bottom="0.151cm" fo:padding-left="0.276cm" fo:padding-right="0.276cm" fo:wrap-option="no-wrap"/>
      <style:paragraph-properties style:writing-mode="lr-tb"/>
    </style:style>
    <style:style style:name="gr27" style:family="graphic" style:parent-style-name="standard">
      <style:graphic-properties svg:stroke-width="0.053cm" svg:stroke-color="#d2691e" draw:marker-start-width="0.279cm" draw:marker-end-width="0.279cm" draw:fill="none" draw:textarea-horizontal-align="justify" draw:textarea-vertical-align="middle" draw:auto-grow-height="false" fo:min-height="1.699cm" fo:min-width="4.249cm" fo:padding-top="0.151cm" fo:padding-bottom="0.151cm" fo:padding-left="0.276cm" fo:padding-right="0.276cm" fo:wrap-option="no-wrap"/>
      <style:paragraph-properties style:writing-mode="lr-tb"/>
    </style:style>
    <style:style style:name="gr28" style:family="graphic" style:parent-style-name="standard">
      <style:graphic-properties svg:stroke-width="0.053cm" svg:stroke-color="#9400d3" draw:marker-start-width="0.279cm" draw:marker-end-width="0.279cm" draw:fill="none" draw:textarea-horizontal-align="justify" draw:textarea-vertical-align="middle" draw:auto-grow-height="false" fo:min-height="1.699cm" fo:min-width="4.249cm" fo:padding-top="0.151cm" fo:padding-bottom="0.151cm" fo:padding-left="0.276cm" fo:padding-right="0.276cm" fo:wrap-option="no-wrap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11.513cm"/>
      <style:paragraph-properties style:writing-mode="lr-tb"/>
    </style:style>
    <style:style style:name="gr30" style:family="graphic" style:parent-style-name="standard">
      <style:graphic-properties svg:stroke-width="0.053cm" svg:stroke-color="#0000ff" draw:marker-start-width="0.279cm" draw:marker-end-width="0.279cm" draw:fill="none" draw:textarea-horizontal-align="justify" draw:textarea-vertical-align="middle" draw:auto-grow-height="false" fo:min-height="1.699cm" fo:min-width="5.649cm" fo:padding-top="0.151cm" fo:padding-bottom="0.151cm" fo:padding-left="0.276cm" fo:padding-right="0.276cm" fo:wrap-option="no-wrap"/>
      <style:paragraph-properties style:writing-mode="lr-tb"/>
    </style:style>
    <style:style style:name="gr31" style:family="graphic" style:parent-style-name="standard">
      <style:graphic-properties svg:stroke-width="0.053cm" svg:stroke-color="#0000ff" draw:marker-start-width="0.279cm" draw:marker-end-width="0.279cm" draw:fill="none" draw:textarea-horizontal-align="justify" draw:textarea-vertical-align="middle" draw:auto-grow-height="false" fo:min-height="1.699cm" fo:min-width="5.049cm" fo:padding-top="0.151cm" fo:padding-bottom="0.151cm" fo:padding-left="0.276cm" fo:padding-right="0.276cm" fo:wrap-option="no-wrap"/>
      <style:paragraph-properties style:writing-mode="lr-tb"/>
    </style:style>
    <style:style style:name="gr32" style:family="graphic" style:parent-style-name="standard">
      <style:graphic-properties svg:stroke-width="0.053cm" svg:stroke-color="#2f4f4f" draw:marker-start-width="0.279cm" draw:marker-end-width="0.279cm" draw:fill="none" draw:textarea-horizontal-align="justify" draw:textarea-vertical-align="middle" draw:auto-grow-height="false" fo:min-height="1.699cm" fo:min-width="5.249cm" fo:padding-top="0.151cm" fo:padding-bottom="0.151cm" fo:padding-left="0.276cm" fo:padding-right="0.276cm" fo:wrap-option="no-wrap"/>
      <style:paragraph-properties style:writing-mode="lr-tb"/>
    </style:style>
    <style:style style:name="gr33" style:family="graphic" style:parent-style-name="standard">
      <style:graphic-properties svg:stroke-width="0.053cm" svg:stroke-color="#9400d3" draw:marker-start-width="0.279cm" draw:marker-end-width="0.279cm" draw:fill="none" draw:textarea-horizontal-align="justify" draw:textarea-vertical-align="middle" draw:auto-grow-height="false" fo:min-height="1.699cm" fo:min-width="5.249cm" fo:padding-top="0.151cm" fo:padding-bottom="0.151cm" fo:padding-left="0.276cm" fo:padding-right="0.276cm" fo:wrap-option="no-wrap"/>
      <style:paragraph-properties style:writing-mode="lr-tb"/>
    </style:style>
    <style:style style:name="gr34" style:family="graphic" style:parent-style-name="standard">
      <style:graphic-properties svg:stroke-width="0.053cm" svg:stroke-color="#008000" draw:marker-start-width="0.279cm" draw:marker-end-width="0.279cm" draw:fill="none" draw:textarea-horizontal-align="justify" draw:textarea-vertical-align="middle" draw:auto-grow-height="false" fo:min-height="1.699cm" fo:min-width="4.249cm" fo:padding-top="0.151cm" fo:padding-bottom="0.151cm" fo:padding-left="0.276cm" fo:padding-right="0.276cm" fo:wrap-option="no-wrap"/>
      <style:paragraph-properties style:writing-mode="lr-tb"/>
    </style:style>
    <style:style style:name="gr35" style:family="graphic" style:parent-style-name="standard">
      <style:graphic-properties svg:stroke-width="0.053cm" svg:stroke-color="#c9211e" draw:marker-start-width="0.279cm" draw:marker-end-width="0.279cm" draw:fill="none" draw:textarea-horizontal-align="justify" draw:textarea-vertical-align="middle" draw:auto-grow-height="false" fo:min-height="1.699cm" fo:min-width="5.249cm" fo:padding-top="0.151cm" fo:padding-bottom="0.151cm" fo:padding-left="0.276cm" fo:padding-right="0.276cm" fo:wrap-option="no-wrap"/>
      <style:paragraph-properties style:writing-mode="lr-tb"/>
    </style:style>
    <style:style style:name="gr36" style:family="graphic" style:parent-style-name="standard">
      <style:graphic-properties svg:stroke-width="0.053cm" svg:stroke-color="#9400d3" draw:marker-start-width="0.279cm" draw:marker-end-width="0.279cm" draw:fill="none" draw:textarea-horizontal-align="justify" draw:textarea-vertical-align="middle" draw:auto-grow-height="false" fo:min-height="2.299cm" fo:min-width="4.249cm" fo:padding-top="0.151cm" fo:padding-bottom="0.151cm" fo:padding-left="0.276cm" fo:padding-right="0.276cm" fo:wrap-option="no-wrap"/>
      <style:paragraph-properties style:writing-mode="lr-tb"/>
    </style:style>
    <style:style style:name="gr37" style:family="graphic" style:parent-style-name="standard">
      <style:graphic-properties svg:stroke-width="0.053cm" svg:stroke-color="#8b4513" draw:marker-start-width="0.279cm" draw:marker-end-width="0.279cm" draw:fill="none" draw:textarea-horizontal-align="justify" draw:textarea-vertical-align="middle" draw:auto-grow-height="false" fo:min-height="1.699cm" fo:min-width="4.249cm" fo:padding-top="0.151cm" fo:padding-bottom="0.151cm" fo:padding-left="0.276cm" fo:padding-right="0.276cm" fo:wrap-option="no-wrap"/>
      <style:paragraph-properties style:writing-mode="lr-tb"/>
    </style:style>
    <style:style style:name="gr38" style:family="graphic" style:parent-style-name="standard">
      <style:graphic-properties svg:stroke-width="0.053cm" svg:stroke-color="#8b4513" draw:marker-start-width="0.279cm" draw:marker-end-width="0.279cm" draw:fill="none" draw:textarea-horizontal-align="justify" draw:textarea-vertical-align="middle" draw:auto-grow-height="false" fo:min-height="1.699cm" fo:min-width="4.649cm" fo:padding-top="0.151cm" fo:padding-bottom="0.151cm" fo:padding-left="0.276cm" fo:padding-right="0.276cm" fo:wrap-option="no-wrap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</style:style>
    <style:style style:name="P3" style:family="paragraph">
      <style:text-properties fo:color="#0000ff" style:font-name="Liberation Mono"/>
    </style:style>
    <style:style style:name="P4" style:family="paragraph">
      <loext:graphic-properties draw:fill="none" draw:fill-color="#ffffff"/>
      <style:text-properties fo:color="#0000ff" style:font-name="Liberation Mono"/>
    </style:style>
    <style:style style:name="P5" style:family="paragraph"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solid"/>
      <style:paragraph-properties fo:text-align="center"/>
    </style:style>
    <style:style style:name="P8" style:family="paragraph">
      <style:paragraph-properties fo:text-align="center"/>
      <style:text-properties fo:color="#0000ff" style:font-name="Liberation Mono"/>
    </style:style>
    <style:style style:name="P9" style:family="paragraph">
      <style:paragraph-properties fo:margin-left="0cm" fo:margin-right="0cm" fo:margin-top="0cm" fo:margin-bottom="0cm" fo:line-height="100%" fo:text-indent="0cm"/>
      <style:text-properties fo:color="#0000ff" style:font-name="Liberation Mono"/>
    </style:style>
    <style:style style:name="P10" style:family="paragraph">
      <loext:graphic-properties draw:fill="none" draw:fill-color="#ffffff"/>
    </style:style>
    <style:style style:name="P11" style:family="paragraph">
      <loext:graphic-properties draw:fill="none"/>
      <style:paragraph-properties fo:text-align="start"/>
    </style:style>
    <style:style style:name="P12" style:family="paragraph">
      <style:paragraph-properties fo:margin-left="0cm" fo:margin-right="0cm" fo:margin-top="0cm" fo:margin-bottom="0cm" fo:line-height="100%" fo:text-align="center" fo:text-indent="0cm"/>
    </style:style>
    <style:style style:name="P13" style:family="paragraph">
      <style:paragraph-properties fo:text-align="start"/>
      <style:text-properties style:use-window-font-color="true"/>
    </style:style>
    <style:style style:name="P14" style:family="paragraph">
      <loext:graphic-properties draw:fill="none"/>
    </style:style>
    <style:style style:name="P15" style:family="paragraph">
      <style:paragraph-properties fo:text-align="center"/>
      <style:text-properties fo:color="#c9211e"/>
    </style:style>
    <style:style style:name="P16" style:family="paragraph">
      <loext:graphic-properties draw:fill="none"/>
      <style:paragraph-properties fo:text-align="center"/>
      <style:text-properties fo:color="#c9211e"/>
    </style:style>
    <style:style style:name="P17" style:family="paragraph">
      <style:text-properties fo:font-style="italic" style:font-style-asian="italic" style:font-style-complex="italic"/>
    </style:style>
    <style:style style:name="T1" style:family="text">
      <style:text-properties fo:color="#0000ff" style:font-name="Liberation Mono" fo:font-size="40pt" style:font-size-asian="40pt" style:font-size-complex="40pt"/>
    </style:style>
    <style:style style:name="T2" style:family="text">
      <style:text-properties fo:color="#228b22" style:font-name="Liberation Mono" fo:font-size="40pt" style:font-size-asian="40pt" style:font-size-complex="40pt"/>
    </style:style>
    <style:style style:name="T3" style:family="text">
      <style:text-properties fo:color="#228b22"/>
    </style:style>
    <style:style style:name="T4" style:family="text">
      <style:text-properties fo:color="#c9211e" fo:font-style="italic" style:font-style-asian="italic" style:font-style-complex="italic"/>
    </style:style>
    <style:style style:name="T5" style:family="text">
      <style:text-properties fo:color="#0000ff"/>
    </style:style>
    <style:style style:name="T6" style:family="text">
      <style:text-properties fo:color="#c9211e"/>
    </style:style>
    <style:style style:name="T7" style:family="text">
      <style:text-properties style:use-window-font-color="true"/>
    </style:style>
    <style:style style:name="T8" style:family="text">
      <style:text-properties fo:color="#2e8b57"/>
    </style:style>
    <style:style style:name="T9" style:family="text">
      <style:text-properties fo:color="#c9211e" style:font-name="Liberation Mono" fo:font-size="40pt" style:font-size-asian="40pt" style:font-size-complex="40pt"/>
    </style:style>
    <style:style style:name="T10" style:family="text">
      <style:text-properties fo:color="#c71585"/>
    </style:style>
    <style:style style:name="T11" style:family="text">
      <style:text-properties fo:color="#c71585" style:font-name="Liberation Mono" fo:font-size="40pt" style:font-size-asian="40pt" style:font-size-complex="40pt"/>
    </style:style>
    <style:style style:name="T12" style:family="text">
      <style:text-properties fo:font-variant="normal" fo:text-transform="none" fo:color="#0000ff" style:text-outline="false" style:text-line-through-style="none" style:text-line-through-type="none" style:font-name="Liberation Mono" fo:font-size="40pt" fo:font-style="normal" fo:text-shadow="none" style:text-underline-style="none" fo:font-weight="normal" style:letter-kerning="true" style:font-name-asian="Noto Sans CJK SC" style:font-size-asian="40pt" style:font-style-asian="normal" style:font-weight-asian="normal" style:font-name-complex="Lohit Devanagari" style:font-size-complex="40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c71585" style:text-outline="false" style:text-line-through-style="none" style:text-line-through-type="none" style:font-name="Liberation Mono" fo:font-size="40pt" fo:font-style="normal" fo:text-shadow="none" style:text-underline-style="none" fo:font-weight="normal" style:letter-kerning="true" style:font-name-asian="Noto Sans CJK SC" style:font-size-asian="40pt" style:font-style-asian="normal" style:font-weight-asian="normal" style:font-name-complex="Lohit Devanagari" style:font-size-complex="40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8b008b"/>
    </style:style>
    <style:style style:name="T15" style:family="text">
      <style:text-properties fo:color="#d2691e" style:font-name="Liberation Mono" fo:font-size="40pt" style:font-size-asian="40pt" style:font-size-complex="40pt"/>
    </style:style>
    <style:style style:name="T16" style:family="text">
      <style:text-properties fo:color="#9400d3" style:font-name="Liberation Mono" fo:font-size="40pt" style:font-size-asian="40pt" style:font-size-complex="40pt"/>
    </style:style>
    <style:style style:name="T17" style:family="text">
      <style:text-properties fo:font-size="15pt" style:font-size-asian="15pt" style:font-size-complex="15pt"/>
    </style:style>
    <style:style style:name="T18" style:family="text">
      <style:text-properties fo:color="#c9211e" fo:font-size="15pt" style:font-size-asian="15pt" style:font-size-complex="15pt"/>
    </style:style>
    <style:style style:name="T19" style:family="text">
      <style:text-properties fo:color="#8a2be2" style:font-name="Liberation Mono" fo:font-size="36pt" style:font-size-asian="36pt" style:font-size-complex="36pt"/>
    </style:style>
    <style:style style:name="T20" style:family="text">
      <style:text-properties fo:color="#0000ff" style:font-name="Liberation Mono" fo:font-size="36pt" style:font-size-asian="36pt" style:font-size-complex="36pt"/>
    </style:style>
    <style:style style:name="T21" style:family="text">
      <style:text-properties fo:color="#c9211e" style:font-name="Liberation Mono" fo:font-size="36pt" style:font-size-asian="36pt" style:font-size-complex="36pt"/>
    </style:style>
    <style:style style:name="T22" style:family="text">
      <style:text-properties fo:color="#2f4f4f" style:font-name="Liberation Mono" fo:font-size="36pt" style:font-size-asian="36pt" style:font-size-complex="36pt"/>
    </style:style>
    <style:style style:name="T23" style:family="text">
      <style:text-properties fo:color="#008000" style:font-name="Liberation Mono" fo:font-size="36pt" style:font-size-asian="36pt" style:font-size-complex="36pt"/>
    </style:style>
    <style:style style:name="T24" style:family="text">
      <style:text-properties fo:color="#8b4513" style:font-name="Liberation Mono" fo:font-size="36pt" style:font-size-asian="36pt" style:font-size-complex="36pt"/>
    </style:style>
    <style:style style:name="T25" style:family="text">
      <style:text-properties style:text-position="super 58%" fo:font-size="15pt" style:font-size-asian="15pt" style:font-size-complex="15pt"/>
    </style:style>
    <style:style style:name="T26" style:family="text">
      <style:text-properties fo:color="#8a2be2" fo:font-size="15pt" style:font-size-asian="15pt" style:font-size-complex="15pt"/>
    </style:style>
    <style:style style:name="T27" style:family="text">
      <style:text-properties fo:color="#8a2be2" style:font-name="Liberation Mono" fo:font-size="32pt" style:font-size-asian="32pt" style:font-size-complex="32pt"/>
    </style:style>
    <style:style style:name="T28" style:family="text">
      <style:text-properties fo:color="#0000ff" style:font-name="Liberation Mono" fo:font-size="32pt" style:font-size-asian="32pt" style:font-size-complex="32pt"/>
    </style:style>
    <style:style style:name="T29" style:family="text">
      <style:text-properties fo:color="#c9211e" style:font-name="Liberation Mono" fo:font-size="32pt" style:font-size-asian="32pt" style:font-size-complex="32pt"/>
    </style:style>
    <style:style style:name="T30" style:family="text">
      <style:text-properties fo:color="#2f4f4f" style:font-name="Liberation Mono" fo:font-size="32pt" style:font-size-asian="32pt" style:font-size-complex="32pt"/>
    </style:style>
    <style:style style:name="T31" style:family="text">
      <style:text-properties fo:color="#008000" style:font-name="Liberation Mono" fo:font-size="32pt" style:font-size-asian="32pt" style:font-size-complex="32pt"/>
    </style:style>
    <style:style style:name="T32" style:family="text">
      <style:text-properties fo:color="#8b4513" style:font-name="Liberation Mono" fo:font-size="32pt" style:font-size-asian="32pt" style:font-size-complex="32pt"/>
    </style:style>
    <style:style style:name="T33" style:family="text">
      <style:text-properties fo:font-size="36pt" fo:font-style="italic" style:font-size-asian="36pt" style:font-style-asian="italic" style:font-size-complex="36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 text:style-name="P1">Shell variables</text:p>
          </draw:text-box>
        </draw:frame>
        <draw:frame presentation:style-name="pr2" draw:text-style-name="P2" draw:layer="layout" svg:width="25.199cm" svg:height="9.134cm" svg:x="1.4cm" svg:y="3.685cm" presentation:class="subtitle">
          <draw:text-box>
            <text:p>Creation, inspection, modification, lists...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9">
        <draw:frame presentation:style-name="pr1" draw:layer="layout" svg:width="25.199cm" svg:height="2.629cm" svg:x="1.4cm" svg:y="0.528cm" presentation:class="title" presentation:user-transformed="true">
          <draw:text-box>
            <text:p text:style-name="P1">Creating a variable</text:p>
          </draw:text-box>
        </draw:frame>
        <draw:frame draw:style-name="gr2" draw:text-style-name="P4" draw:layer="layout" svg:width="18.2cm" svg:height="1.847cm" svg:x="5.2cm" svg:y="8cm">
          <draw:text-box>
            <text:p text:style-name="P3"><text:span text:style-name="T1">myvar=”value string”</text:span></text:p>
          </draw:text-box>
        </draw:frame>
        <draw:custom-shape draw:style-name="gr3" draw:text-style-name="P6" draw:layer="layout" svg:width="4.6cm" svg:height="1.8cm" svg:x="2.4cm" svg:y="13cm">
          <text:p text:style-name="P5">Can’t start with </text:p>
          <text:p text:style-name="P5">a number</text:p>
          <draw:enhanced-geometry svg:viewBox="0 0 21600 21600" draw:glue-points="10800 0 0 10800 10800 21600 21600 10800 ?f40 ?f41" draw:text-areas="0 0 21600 21600" draw:type="rectangular-callout" draw:modifiers="14567.4418604651 -41832.75957801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4" draw:text-style-name="P7" draw:layer="layout" svg:x1="5.6cm" svg:y1="8.2cm" svg:x2="9.6cm" svg:y2="8.2cm">
          <text:p/>
        </draw:line>
        <draw:custom-shape draw:style-name="gr5" draw:text-style-name="P6" draw:layer="layout" svg:width="7.8cm" svg:height="1.8cm" svg:x="6.8cm" svg:y="4.4cm">
          <text:p text:style-name="P5">Can mix alpha-numeric </text:p>
          <text:p text:style-name="P5">chars and _</text:p>
          <draw:enhanced-geometry svg:viewBox="0 0 21600 21600" draw:glue-points="10800 0 0 10800 10800 21600 21600 10800 ?f40 ?f41" draw:text-areas="0 0 21600 21600" draw:type="rectangular-callout" draw:modifiers="2890.7063197026 45022.9872293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" draw:text-style-name="P6" draw:layer="layout" svg:width="5.2cm" svg:height="1.8cm" svg:x="7.8cm" svg:y="13cm">
          <text:p text:style-name="P5">No space around </text:p>
          <text:p text:style-name="P5">= sign</text:p>
          <draw:enhanced-geometry svg:viewBox="0 0 21600 21600" draw:glue-points="10800 0 0 10800 10800 21600 21600 10800 ?f40 ?f41" draw:text-areas="0 0 21600 21600" draw:type="rectangular-callout" draw:modifiers="9713.97808113824 -45478.734036646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4" draw:text-style-name="P7" draw:layer="layout" svg:x1="11cm" svg:y1="9.6cm" svg:x2="22cm" svg:y2="9.6cm">
          <text:p/>
        </draw:line>
        <draw:custom-shape draw:style-name="gr7" draw:text-style-name="P6" draw:layer="layout" svg:width="7.8cm" svg:height="2.4cm" svg:x="18.6cm" svg:y="12.8cm">
          <text:p text:style-name="P5">number, string or </text:p>
          <text:p text:style-name="P5">`command`</text:p>
          <draw:enhanced-geometry svg:viewBox="0 0 21600 21600" draw:glue-points="10800 0 0 10800 10800 21600 21600 10800 ?f40 ?f41" draw:text-areas="0 0 21600 21600" draw:type="rectangular-callout" draw:modifiers="-7284.91219074478 -29363.765097875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9">
        <draw:frame presentation:style-name="pr1" draw:text-style-name="P1" draw:layer="layout" svg:width="25.199cm" svg:height="2.629cm" svg:x="1.4cm" svg:y="0.628cm" presentation:class="title">
          <draw:text-box>
            <text:p text:style-name="P1">Exporting a variable</text:p>
          </draw:text-box>
        </draw:frame>
        <draw:frame draw:style-name="gr8" draw:text-style-name="P4" draw:layer="layout" svg:width="24.6cm" svg:height="7.8cm" svg:x="1.6cm" svg:y="4.4cm">
          <draw:text-box>
            <text:p text:style-name="P3"><text:span text:style-name="T1">export myvar=”value string”</text:span></text:p>
            <text:p text:style-name="P8"><text:span text:style-name="T2">or</text:span></text:p>
            <text:p text:style-name="P3"><text:span text:style-name="T1">myvar=”value string”</text:span></text:p>
            <text:p text:style-name="P3"><text:span text:style-name="T1">export myvar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9">
        <draw:frame presentation:style-name="pr1" draw:text-style-name="P1" draw:layer="layout" svg:width="25.199cm" svg:height="2.629cm" svg:x="1.4cm" svg:y="0.628cm" presentation:class="title">
          <draw:text-box>
            <text:p text:style-name="P1">Using variable values</text:p>
          </draw:text-box>
        </draw:frame>
        <draw:frame draw:style-name="gr9" draw:text-style-name="P4" draw:layer="layout" svg:width="25cm" svg:height="6.635cm" svg:x="1.8cm" svg:y="4.954cm">
          <draw:text-box>
            <text:p text:style-name="P9"><text:span text:style-name="T1">echo $myvar</text:span></text:p>
            <text:p text:style-name="P3"><text:span text:style-name="T1">echo ${myvar}</text:span></text:p>
            <text:p text:style-name="P9"><text:span text:style-name="T1"/></text:p>
            <text:p text:style-name="P9"><text:span text:style-name="T1">echo “${myvar}_something”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9">
        <draw:frame presentation:style-name="pr1" draw:text-style-name="P1" draw:layer="layout" svg:width="25.199cm" svg:height="2.629cm" svg:x="1.4cm" svg:y="0.628cm" presentation:class="title">
          <draw:text-box>
            <text:p text:style-name="P1">Removing a variable</text:p>
          </draw:text-box>
        </draw:frame>
        <draw:frame draw:style-name="gr2" draw:text-style-name="P4" draw:layer="layout" svg:width="18.2cm" svg:height="1.847cm" svg:x="1.8cm" svg:y="4.953cm">
          <draw:text-box>
            <text:p text:style-name="P3"><text:span text:style-name="T1">unset myvar</text:span></text:p>
          </draw:text-box>
        </draw:frame>
        <draw:frame presentation:style-name="pr1" draw:text-style-name="P1" draw:layer="layout" svg:width="25.199cm" svg:height="2.629cm" svg:x="1.6cm" svg:y="7.571cm" presentation:class="title" presentation:user-transformed="true">
          <draw:text-box>
            <text:p text:style-name="P1">Removing value of a variable</text:p>
          </draw:text-box>
        </draw:frame>
        <draw:frame draw:style-name="gr2" draw:text-style-name="P4" draw:layer="layout" svg:width="18.2cm" svg:height="1.847cm" svg:x="1.6cm" svg:y="11.4cm">
          <draw:text-box>
            <text:p text:style-name="P3"><text:span text:style-name="T1">myvar=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9">
        <draw:frame presentation:style-name="pr1" draw:text-style-name="P1" draw:layer="layout" svg:width="25.199cm" svg:height="2.629cm" svg:x="1.4cm" svg:y="0.628cm" presentation:class="title">
          <draw:text-box>
            <text:p text:style-name="P1">Test if a variable is set</text:p>
          </draw:text-box>
        </draw:frame>
        <draw:frame draw:style-name="gr2" draw:text-style-name="P4" draw:layer="layout" svg:width="18.2cm" svg:height="3.443cm" svg:x="1.8cm" svg:y="4.954cm">
          <draw:text-box>
            <text:p text:style-name="P3"><text:span text:style-name="T1">[[ -v myvar ]];</text:span></text:p>
            <text:p text:style-name="P3"><text:span text:style-name="T1">echo $?</text:span></text:p>
          </draw:text-box>
        </draw:frame>
        <draw:frame draw:style-name="gr10" draw:text-style-name="P10" draw:layer="layout" svg:width="20.8cm" svg:height="3.095cm" svg:x="2.4cm" svg:y="10cm">
          <draw:text-box>
            <text:p>Return codes:</text:p>
            <text:p/>
            <text:p><text:span text:style-name="T3">0 : success (variable myvar is set)</text:span></text:p>
            <text:p>1 : failure (variable myvar is not set)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9">
        <draw:frame presentation:style-name="pr1" draw:text-style-name="P1" draw:layer="layout" svg:width="25.199cm" svg:height="2.629cm" svg:x="1.4cm" svg:y="0.628cm" presentation:class="title">
          <draw:text-box>
            <text:p text:style-name="P1">Test if a variable is <text:span text:style-name="T4">not</text:span> set</text:p>
          </draw:text-box>
        </draw:frame>
        <draw:frame draw:style-name="gr2" draw:text-style-name="P4" draw:layer="layout" svg:width="18.2cm" svg:height="3.443cm" svg:x="1.8cm" svg:y="4.954cm">
          <draw:text-box>
            <text:p text:style-name="P3"><text:span text:style-name="T1">[[ -z ${myvar+</text:span><text:span text:style-name="T2">x</text:span><text:span text:style-name="T1">} ]];</text:span></text:p>
            <text:p text:style-name="P3"><text:span text:style-name="T1">echo $?</text:span></text:p>
          </draw:text-box>
        </draw:frame>
        <draw:frame draw:style-name="gr10" draw:text-style-name="P10" draw:layer="layout" svg:width="20.8cm" svg:height="3.095cm" svg:x="2.4cm" svg:y="10cm">
          <draw:text-box>
            <text:p>Return codes:</text:p>
            <text:p/>
            <text:p>0 : success (variable myvar is not set)</text:p>
            <text:p><text:span text:style-name="T3">1 : failure (variable myvar is set)</text:span></text:p>
          </draw:text-box>
        </draw:frame>
        <draw:custom-shape draw:style-name="gr11" draw:text-style-name="P6" draw:layer="layout" svg:width="5.2cm" svg:height="2cm" svg:x="18.4cm" svg:y="13.2cm">
          <text:p text:style-name="P5">can be any string</text:p>
          <draw:enhanced-geometry svg:viewBox="0 0 21600 21600" draw:glue-points="10800 0 0 10800 10800 21600 21600 10800 ?f40 ?f41" draw:text-areas="0 0 21600 21600" draw:type="rectangular-callout" draw:modifiers="-16803.2301480485 -73489.655172413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1">
          <draw:page-thumbnail draw:style-name="gr1" draw:layer="layout" svg:width="19.798cm" svg:height="11.136cm" svg:x="0.6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9">
        <draw:frame presentation:style-name="pr1" draw:text-style-name="P1" draw:layer="layout" svg:width="25.199cm" svg:height="2.629cm" svg:x="1.4cm" svg:y="0.628cm" presentation:class="title">
          <draw:text-box>
            <text:p text:style-name="P1">Substitute default value</text:p>
          </draw:text-box>
        </draw:frame>
        <draw:frame draw:style-name="gr12" draw:text-style-name="P10" draw:layer="layout" svg:width="20.2cm" svg:height="1.673cm" svg:x="1.4cm" svg:y="4.527cm">
          <draw:text-box>
            <text:p>If the variable <text:span text:style-name="T5">myvar</text:span> is not set, use “default” as its default value</text:p>
          </draw:text-box>
        </draw:frame>
        <draw:frame draw:style-name="gr13" draw:text-style-name="P4" draw:layer="layout" svg:width="22.8cm" svg:height="3.443cm" svg:x="1.6cm" svg:y="6.553cm">
          <draw:text-box>
            <text:p text:style-name="P3"><text:span text:style-name="T1">echo ${myvar:-”default”}</text:span></text:p>
          </draw:text-box>
        </draw:frame>
        <draw:line draw:style-name="gr4" draw:text-style-name="P7" draw:layer="layout" svg:x1="11.6cm" svg:y1="8.4cm" svg:x2="13.8cm" svg:y2="8.4cm">
          <text:p/>
        </draw:line>
        <draw:custom-shape draw:style-name="gr14" draw:text-style-name="P6" draw:layer="layout" svg:width="5.2cm" svg:height="2cm" svg:x="15.4cm" svg:y="11cm">
          <text:p text:style-name="P5">no spaces</text:p>
          <draw:enhanced-geometry svg:viewBox="0 0 21600 21600" draw:glue-points="10800 0 0 10800 10800 21600 21600 10800 ?f40 ?f41" draw:text-areas="0 0 21600 21600" draw:type="rectangular-callout" draw:modifiers="-11736.5122091905 -26986.506746626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5" draw:text-style-name="P11" draw:layer="layout" svg:width="6.8cm" svg:height="3.8cm" svg:x="1.6cm" svg:y="10.4cm">
          <text:p text:style-name="P1">if <text:span text:style-name="T5">myvar</text:span> is set:</text:p>
          <text:p text:style-name="P1"><text:tab/>display its value</text:p>
          <text:p text:style-name="P1">else:</text:p>
          <text:p text:style-name="P1"><text:tab/>display “default”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9">
        <draw:frame presentation:style-name="pr1" draw:text-style-name="P1" draw:layer="layout" svg:width="25.199cm" svg:height="2.629cm" svg:x="1.4cm" svg:y="0.628cm" presentation:class="title">
          <draw:text-box>
            <text:p text:style-name="P1">Set default value</text:p>
          </draw:text-box>
        </draw:frame>
        <draw:frame draw:style-name="gr12" draw:text-style-name="P10" draw:layer="layout" svg:width="20.2cm" svg:height="1.673cm" svg:x="1.4cm" svg:y="4.527cm">
          <draw:text-box>
            <text:p>If the variable <text:span text:style-name="T5">myvar</text:span> is <text:span text:style-name="T6">not</text:span> set, then set “default” as its value</text:p>
          </draw:text-box>
        </draw:frame>
        <draw:frame draw:style-name="gr13" draw:text-style-name="P4" draw:layer="layout" svg:width="22.8cm" svg:height="3.443cm" svg:x="1.6cm" svg:y="6.553cm">
          <draw:text-box>
            <text:p text:style-name="P3"><text:span text:style-name="T1">echo ${myvar:=”default”}</text:span></text:p>
          </draw:text-box>
        </draw:frame>
        <draw:line draw:style-name="gr4" draw:text-style-name="P7" draw:layer="layout" svg:x1="11.6cm" svg:y1="8.4cm" svg:x2="13.8cm" svg:y2="8.4cm">
          <text:p/>
        </draw:line>
        <draw:custom-shape draw:style-name="gr14" draw:text-style-name="P6" draw:layer="layout" svg:width="5.2cm" svg:height="2cm" svg:x="15.4cm" svg:y="11cm">
          <text:p text:style-name="P5">no spaces</text:p>
          <draw:enhanced-geometry svg:viewBox="0 0 21600 21600" draw:glue-points="10800 0 0 10800 10800 21600 21600 10800 ?f40 ?f41" draw:text-areas="0 0 21600 21600" draw:type="rectangular-callout" draw:modifiers="-11736.5122091905 -26986.506746626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6" draw:text-style-name="P11" draw:layer="layout" svg:width="9cm" svg:height="4.4cm" svg:x="1.6cm" svg:y="10.4cm">
          <text:p text:style-name="P1">if <text:span text:style-name="T5">myvar</text:span> is set:</text:p>
          <text:p text:style-name="P1"><text:tab/>display its value</text:p>
          <text:p text:style-name="P1">else:</text:p>
          <text:p text:style-name="P1"><text:tab/>set “default” as its value</text:p>
          <text:p text:style-name="P1"><text:tab/>display its new valu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1">
          <draw:page-thumbnail draw:style-name="gr1" draw:layer="layout" svg:width="19.798cm" svg:height="11.136cm" svg:x="0.6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9">
        <draw:frame presentation:style-name="pr1" draw:text-style-name="P1" draw:layer="layout" svg:width="25.199cm" svg:height="2.629cm" svg:x="1.4cm" svg:y="0.628cm" presentation:class="title">
          <draw:text-box>
            <text:p text:style-name="P1">Reset value if variable is set</text:p>
          </draw:text-box>
        </draw:frame>
        <draw:frame draw:style-name="gr12" draw:text-style-name="P10" draw:layer="layout" svg:width="20.2cm" svg:height="1.673cm" svg:x="1.4cm" svg:y="4.527cm">
          <draw:text-box>
            <text:p>If the variable <text:span text:style-name="T5">myvar</text:span> is set, then set “default” as its value</text:p>
          </draw:text-box>
        </draw:frame>
        <draw:frame draw:style-name="gr13" draw:text-style-name="P4" draw:layer="layout" svg:width="22.8cm" svg:height="3.443cm" svg:x="1.6cm" svg:y="6.553cm">
          <draw:text-box>
            <text:p text:style-name="P3"><text:span text:style-name="T1">echo ${myvar:+”default”}</text:span></text:p>
          </draw:text-box>
        </draw:frame>
        <draw:line draw:style-name="gr4" draw:text-style-name="P7" draw:layer="layout" svg:x1="11.6cm" svg:y1="8.4cm" svg:x2="13.8cm" svg:y2="8.4cm">
          <text:p/>
        </draw:line>
        <draw:custom-shape draw:style-name="gr14" draw:text-style-name="P6" draw:layer="layout" svg:width="5.2cm" svg:height="2cm" svg:x="15.4cm" svg:y="11cm">
          <text:p text:style-name="P5">no spaces</text:p>
          <draw:enhanced-geometry svg:viewBox="0 0 21600 21600" draw:glue-points="10800 0 0 10800 10800 21600 21600 10800 ?f40 ?f41" draw:text-areas="0 0 21600 21600" draw:type="rectangular-callout" draw:modifiers="-11736.5122091905 -26986.506746626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6" draw:text-style-name="P11" draw:layer="layout" svg:width="9cm" svg:height="4.4cm" svg:x="1.6cm" svg:y="10.4cm">
          <text:p text:style-name="P1">if <text:span text:style-name="T5">myvar</text:span> is set:</text:p>
          <text:p text:style-name="P1"><text:tab/>set “default” as its value<text:tab/></text:p>
          <text:p text:style-name="P1"><text:tab/>display its new value</text:p>
          <text:p text:style-name="P1">else:</text:p>
          <text:p text:style-name="P1"><text:tab/>display nul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1">
          <draw:page-thumbnail draw:style-name="gr1" draw:layer="layout" svg:width="19.798cm" svg:height="11.136cm" svg:x="0.6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9">
        <draw:frame presentation:style-name="pr1" draw:text-style-name="P1" draw:layer="layout" svg:width="25.199cm" svg:height="2.629cm" svg:x="1.4cm" svg:y="0.628cm" presentation:class="title">
          <draw:text-box>
            <text:p text:style-name="P1">List of variable names</text:p>
          </draw:text-box>
        </draw:frame>
        <draw:frame draw:style-name="gr13" draw:text-style-name="P4" draw:layer="layout" svg:width="22.8cm" svg:height="3.443cm" svg:x="1.6cm" svg:y="6.554cm">
          <draw:text-box>
            <text:p text:style-name="P3"><text:span text:style-name="T1">echo ${!H*}</text:span></text:p>
          </draw:text-box>
        </draw:frame>
        <draw:custom-shape draw:style-name="gr17" draw:text-style-name="P11" draw:layer="layout" svg:width="9cm" svg:height="2.399cm" svg:x="1.601cm" svg:y="10.401cm">
          <text:p text:style-name="P1">List of names of shell</text:p>
          <text:p text:style-name="P1">Variables that start with <text:span text:style-name="T5">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9">
        <draw:frame presentation:style-name="pr1" draw:text-style-name="P1" draw:layer="layout" svg:width="25.199cm" svg:height="2.629cm" svg:x="1.4cm" svg:y="0.628cm" presentation:class="title">
          <draw:text-box>
            <text:p text:style-name="P1">Length of string value</text:p>
          </draw:text-box>
        </draw:frame>
        <draw:frame draw:style-name="gr13" draw:text-style-name="P4" draw:layer="layout" svg:width="22.8cm" svg:height="3.443cm" svg:x="1.587cm" svg:y="6.568cm">
          <draw:text-box>
            <text:p text:style-name="P3"><text:span text:style-name="T1">echo ${#myvar}</text:span></text:p>
          </draw:text-box>
        </draw:frame>
        <draw:custom-shape draw:style-name="gr18" draw:text-style-name="P11" draw:layer="layout" svg:width="11.212cm" svg:height="3.985cm" svg:x="1.588cm" svg:y="10.415cm">
          <text:p text:style-name="P1">Display length of the string value </text:p>
          <text:p text:style-name="P1">of the variable <text:span text:style-name="T5">myvar</text:span></text:p>
          <text:p text:style-name="P1"><text:span text:style-name="T5"/></text:p>
          <text:p text:style-name="P1"><text:span text:style-name="T7">If </text:span><text:span text:style-name="T5">myvar</text:span><text:span text:style-name="T7"> is not set, display </text:span><text:span text:style-name="T8">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9">
        <draw:frame presentation:style-name="pr1" draw:text-style-name="P1" draw:layer="layout" svg:width="25.199cm" svg:height="2.629cm" svg:x="1.4cm" svg:y="0.628cm" presentation:class="title">
          <draw:text-box>
            <text:p text:style-name="P1">Slice of string value</text:p>
          </draw:text-box>
        </draw:frame>
        <draw:frame draw:style-name="gr13" draw:text-style-name="P4" draw:layer="layout" svg:width="22.8cm" svg:height="3.443cm" svg:x="3.6cm" svg:y="6.557cm">
          <draw:text-box>
            <text:p text:style-name="P3"><text:span text:style-name="T1">echo ${myvar:5:4}</text:span></text:p>
          </draw:text-box>
        </draw:frame>
        <draw:custom-shape draw:style-name="gr18" draw:text-style-name="P11" draw:layer="layout" svg:width="11.212cm" svg:height="3.985cm" svg:x="1.589cm" svg:y="10.415cm">
          <text:p text:style-name="P1">Display <text:span text:style-name="T8">4 chars</text:span> of the string value </text:p>
          <text:p text:style-name="P1">of the variable <text:span text:style-name="T5">myvar </text:span><text:span text:style-name="T7">skipping first </text:span></text:p>
          <text:p text:style-name="P1"><text:span text:style-name="T5">5 chars </text:span></text:p>
          <text:p text:style-name="P1"><text:span text:style-name="T5"/></text:p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6" draw:layer="layout" svg:width="5.2cm" svg:height="2cm" svg:x="13.4cm" svg:y="12.4cm">
          <text:p text:style-name="P5">offset</text:p>
          <draw:enhanced-geometry svg:viewBox="0 0 21600 21600" draw:glue-points="10800 0 0 10800 10800 21600 21600 10800 ?f40 ?f41" draw:text-areas="0 0 21600 21600" draw:type="rectangular-callout" draw:modifiers="7458.87329359739 -47917.241379310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4" draw:text-style-name="P6" draw:layer="layout" svg:width="5.2cm" svg:height="2cm" svg:x="19.6cm" svg:y="12.4cm">
          <text:p text:style-name="P5">slice length</text:p>
          <draw:enhanced-geometry svg:viewBox="0 0 21600 21600" draw:glue-points="10800 0 0 10800 10800 21600 21600 10800 ?f40 ?f41" draw:text-areas="0 0 21600 21600" draw:type="rectangular-callout" draw:modifiers="-10507.2101518939 -46395.202398800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9">
        <draw:frame presentation:style-name="pr1" draw:text-style-name="P1" draw:layer="layout" svg:width="25.199cm" svg:height="2.629cm" svg:x="1.4cm" svg:y="0.428cm" presentation:class="title" presentation:user-transformed="true">
          <draw:text-box>
            <text:p text:style-name="P1"><text:span text:style-name="T6">Remove</text:span> matching pattern</text:p>
          </draw:text-box>
        </draw:frame>
        <draw:frame draw:style-name="gr13" draw:text-style-name="P4" draw:layer="layout" svg:width="22.8cm" svg:height="3.443cm" svg:x="1.587cm" svg:y="7.369cm">
          <draw:text-box>
            <text:p text:style-name="P3"><text:span text:style-name="T1">echo ${myvar</text:span><text:span text:style-name="T9">#</text:span><text:span text:style-name="T1">pattern}</text:span></text:p>
            <text:p text:style-name="P9"><text:span text:style-name="T1">echo ${myvar</text:span><text:span text:style-name="T9">##</text:span><text:span text:style-name="T1">pattern}</text:span></text:p>
          </draw:text-box>
        </draw:frame>
        <draw:custom-shape draw:style-name="gr14" draw:text-style-name="P6" draw:layer="layout" svg:width="5.2cm" svg:height="2cm" svg:x="15.8cm" svg:y="3.4cm">
          <text:p text:style-name="P5">match once</text:p>
          <draw:enhanced-geometry svg:viewBox="0 0 21600 21600" draw:glue-points="10800 0 0 10800 10800 21600 21600 10800 ?f40 ?f41" draw:text-areas="0 0 21600 21600" draw:type="rectangular-callout" draw:modifiers="-12812.1515093251 43674.962518740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4" draw:text-style-name="P6" draw:layer="layout" svg:width="5.2cm" svg:height="2cm" svg:x="16cm" svg:y="12.8cm">
          <text:p text:style-name="P5">match </text:p>
          <text:p text:style-name="P5">max possible</text:p>
          <draw:enhanced-geometry svg:viewBox="0 0 21600 21600" draw:glue-points="10800 0 0 10800 10800 21600 21600 10800 ?f40 ?f41" draw:text-areas="0 0 21600 21600" draw:type="rectangular-callout" draw:modifiers="-12866.1411267064 -24892.353823088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9">
        <draw:frame presentation:style-name="pr1" draw:text-style-name="P1" draw:layer="layout" svg:width="25.199cm" svg:height="2.629cm" svg:x="1.4cm" svg:y="0.428cm" presentation:class="title" presentation:user-transformed="true">
          <draw:text-box>
            <text:p text:style-name="P1"><text:span text:style-name="T3">Keep</text:span> matching pattern</text:p>
          </draw:text-box>
        </draw:frame>
        <draw:frame draw:style-name="gr13" draw:text-style-name="P4" draw:layer="layout" svg:width="22.8cm" svg:height="3.443cm" svg:x="1.587cm" svg:y="7.369cm">
          <draw:text-box>
            <text:p text:style-name="P3"><text:span text:style-name="T1">echo ${myvar</text:span><text:span text:style-name="T2">%</text:span><text:span text:style-name="T1">pattern}</text:span></text:p>
            <text:p text:style-name="P9"><text:span text:style-name="T1">echo ${myvar</text:span><text:span text:style-name="T2">%%</text:span><text:span text:style-name="T1">pattern}</text:span></text:p>
          </draw:text-box>
        </draw:frame>
        <draw:custom-shape draw:style-name="gr14" draw:text-style-name="P6" draw:layer="layout" svg:width="5.2cm" svg:height="2cm" svg:x="15.8cm" svg:y="3.4cm">
          <text:p text:style-name="P5">match once</text:p>
          <draw:enhanced-geometry svg:viewBox="0 0 21600 21600" draw:glue-points="10800 0 0 10800 10800 21600 21600 10800 ?f40 ?f41" draw:text-areas="0 0 21600 21600" draw:type="rectangular-callout" draw:modifiers="-12812.1515093251 43674.962518740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4" draw:text-style-name="P6" draw:layer="layout" svg:width="5.2cm" svg:height="2cm" svg:x="16cm" svg:y="12.8cm">
          <text:p text:style-name="P5">match </text:p>
          <text:p text:style-name="P5">max possible</text:p>
          <draw:enhanced-geometry svg:viewBox="0 0 21600 21600" draw:glue-points="10800 0 0 10800 10800 21600 21600 10800 ?f40 ?f41" draw:text-areas="0 0 21600 21600" draw:type="rectangular-callout" draw:modifiers="-12866.1411267064 -24892.353823088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1">
          <draw:page-thumbnail draw:style-name="gr1" draw:layer="layout" svg:width="19.798cm" svg:height="11.136cm" svg:x="0.6cm" svg:y="2.257cm" draw:page-number="1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9">
        <draw:frame presentation:style-name="pr1" draw:text-style-name="P1" draw:layer="layout" svg:width="25.199cm" svg:height="2.629cm" svg:x="1.4cm" svg:y="0.428cm" presentation:class="title" presentation:user-transformed="true">
          <draw:text-box>
            <text:p text:style-name="P1"><text:span text:style-name="T10">Replace</text:span> matching pattern</text:p>
          </draw:text-box>
        </draw:frame>
        <draw:frame draw:style-name="gr9" draw:text-style-name="P4" draw:layer="layout" svg:width="25.613cm" svg:height="5.039cm" svg:x="1.587cm" svg:y="7.369cm">
          <draw:text-box>
            <text:p text:style-name="P3"><text:span text:style-name="T1">echo ${myvar</text:span><text:span text:style-name="T11">/</text:span><text:span text:style-name="T1">pattern</text:span><text:span text:style-name="T11">/</text:span><text:span text:style-name="T2">string</text:span><text:span text:style-name="T1">}</text:span></text:p>
            <text:p text:style-name="P9"><text:span text:style-name="T12">echo ${myvar</text:span><text:span text:style-name="T13">//</text:span><text:span text:style-name="T12">pattern</text:span><text:span text:style-name="T11">/</text:span><text:span text:style-name="T2">string</text:span><text:span text:style-name="T1">}</text:span></text:p>
          </draw:text-box>
        </draw:frame>
        <draw:custom-shape draw:style-name="gr19" draw:text-style-name="P6" draw:layer="layout" svg:width="6.8cm" svg:height="2cm" svg:x="15.4cm" svg:y="3.4cm">
          <text:p text:style-name="P5">match once &amp; </text:p>
          <text:p text:style-name="P5">replace with <text:span text:style-name="T3">string</text:span></text:p>
          <draw:enhanced-geometry svg:viewBox="0 0 21600 21600" draw:glue-points="10800 0 0 10800 10800 21600 21600 10800 ?f40 ?f41" draw:text-areas="0 0 21600 21600" draw:type="rectangular-callout" draw:modifiers="-8232.20114689016 44430.584707646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0" draw:text-style-name="P6" draw:layer="layout" svg:width="6cm" svg:height="2cm" svg:x="16cm" svg:y="12.8cm">
          <text:p text:style-name="P5">match max possible</text:p>
          <text:p text:style-name="P12">&amp; replace with <text:span text:style-name="T3">string</text:span></text:p>
          <draw:enhanced-geometry svg:viewBox="0 0 21600 21600" draw:glue-points="10800 0 0 10800 10800 21600 21600 10800 ?f40 ?f41" draw:text-areas="0 0 21600 21600" draw:type="rectangular-callout" draw:modifiers="-11150.9415097484 -24892.353823088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1">
          <draw:page-thumbnail draw:style-name="gr1" draw:layer="layout" svg:width="19.798cm" svg:height="11.136cm" svg:x="0.6cm" svg:y="2.257cm" draw:page-number="1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9">
        <draw:frame presentation:style-name="pr1" draw:text-style-name="P1" draw:layer="layout" svg:width="25.199cm" svg:height="3.473cm" svg:x="1.4cm" svg:y="0.606cm" presentation:class="title" presentation:user-transformed="true">
          <draw:text-box>
            <text:p text:style-name="P1"><text:span text:style-name="T10">Replace</text:span> matching pattern <text:line-break/>by location</text:p>
          </draw:text-box>
        </draw:frame>
        <draw:frame draw:style-name="gr9" draw:text-style-name="P4" draw:layer="layout" svg:width="25.613cm" svg:height="5.039cm" svg:x="1.587cm" svg:y="7.369cm">
          <draw:text-box>
            <text:p text:style-name="P3"><text:span text:style-name="T1">echo ${myvar</text:span><text:span text:style-name="T11">/#</text:span><text:span text:style-name="T1">pattern</text:span><text:span text:style-name="T11">/</text:span><text:span text:style-name="T2">string</text:span><text:span text:style-name="T1">}</text:span></text:p>
            <text:p text:style-name="P9"><text:span text:style-name="T12">echo ${myvar</text:span><text:span text:style-name="T13">/%</text:span><text:span text:style-name="T12">pattern</text:span><text:span text:style-name="T11">/</text:span><text:span text:style-name="T2">string</text:span><text:span text:style-name="T1">}</text:span></text:p>
          </draw:text-box>
        </draw:frame>
        <draw:custom-shape draw:style-name="gr19" draw:text-style-name="P6" draw:layer="layout" svg:width="6.8cm" svg:height="2cm" svg:x="15.4cm" svg:y="3.4cm">
          <text:p text:style-name="P5">match at <text:span text:style-name="T14">beginning</text:span> &amp; </text:p>
          <text:p text:style-name="P5">replace with <text:span text:style-name="T3">string</text:span></text:p>
          <draw:enhanced-geometry svg:viewBox="0 0 21600 21600" draw:glue-points="10800 0 0 10800 10800 21600 21600 10800 ?f40 ?f41" draw:text-areas="0 0 21600 21600" draw:type="rectangular-callout" draw:modifiers="-6148.74283193648 45445.277361319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0" draw:text-style-name="P6" draw:layer="layout" svg:width="6cm" svg:height="2cm" svg:x="16cm" svg:y="12.8cm">
          <text:p text:style-name="P5">match at the <text:span text:style-name="T14">end</text:span> </text:p>
          <text:p text:style-name="P12">&amp; replace with <text:span text:style-name="T3">string</text:span></text:p>
          <draw:enhanced-geometry svg:viewBox="0 0 21600 21600" draw:glue-points="10800 0 0 10800 10800 21600 21600 10800 ?f40 ?f41" draw:text-areas="0 0 21600 21600" draw:type="rectangular-callout" draw:modifiers="-11150.9415097484 -24892.353823088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1">
          <draw:page-thumbnail draw:style-name="gr1" draw:layer="layout" svg:width="19.798cm" svg:height="11.136cm" svg:x="0.6cm" svg:y="2.257cm" draw:page-number="1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9">
        <draw:frame presentation:style-name="pr1" draw:text-style-name="P13" draw:layer="layout" svg:width="25.199cm" svg:height="2.629cm" svg:x="1.4cm" svg:y="1.028cm" presentation:class="title" presentation:user-transformed="true">
          <draw:text-box>
            <text:p text:style-name="P13"><text:span text:style-name="T7">Changing case</text:span></text:p>
          </draw:text-box>
        </draw:frame>
        <draw:frame draw:style-name="gr21" draw:text-style-name="P4" draw:layer="layout" svg:width="13.8cm" svg:height="3.6cm" svg:x="1.4cm" svg:y="3.657cm">
          <draw:text-box>
            <text:p text:style-name="P3"><text:span text:style-name="T1">echo ${myvar,}</text:span></text:p>
            <text:p text:style-name="P9"><text:span text:style-name="T1">echo ${myvar,,}</text:span></text:p>
          </draw:text-box>
        </draw:frame>
        <draw:custom-shape draw:style-name="gr22" draw:text-style-name="P6" draw:layer="layout" svg:width="5.6cm" svg:height="2cm" svg:x="12.4cm" svg:y="0.2cm">
          <text:p text:style-name="P5">Change first char </text:p>
          <text:p text:style-name="P5">to lower case</text:p>
          <draw:enhanced-geometry svg:viewBox="0 0 21600 21600" draw:glue-points="10800 0 0 10800 10800 21600 21600 10800 ?f40 ?f41" draw:text-areas="0 0 21600 21600" draw:type="rectangular-callout" draw:modifiers="-775.14729512587 45866.266866566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0" draw:text-style-name="P6" draw:layer="layout" svg:width="6cm" svg:height="2cm" svg:x="17.6cm" svg:y="13.6cm">
          <text:p text:style-name="P5">Change all chars</text:p>
          <text:p text:style-name="P5">to upper case</text:p>
          <draw:enhanced-geometry svg:viewBox="0 0 21600 21600" draw:glue-points="10800 0 0 10800 10800 21600 21600 10800 ?f40 ?f41" draw:text-areas="0 0 21600 21600" draw:type="rectangular-callout" draw:modifiers="16460.0566572238 -16893.553223388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9" draw:text-style-name="P6" draw:layer="layout" svg:width="6.8cm" svg:height="2cm" svg:x="2.6cm" svg:y="8cm">
          <text:p text:style-name="P5">Change all chars </text:p>
          <text:p text:style-name="P5">to lower case</text:p>
          <draw:enhanced-geometry svg:viewBox="0 0 21600 21600" draw:glue-points="10800 0 0 10800 10800 21600 21600 10800 ?f40 ?f41" draw:text-areas="0 0 21600 21600" draw:type="rectangular-callout" draw:modifiers="30858.0502867225 -11291.154422788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9" draw:text-style-name="P6" draw:layer="layout" svg:width="6.8cm" svg:height="2cm" svg:x="17cm" svg:y="6cm">
          <text:p text:style-name="P5">Change first char </text:p>
          <text:p text:style-name="P5">to upper case</text:p>
          <draw:enhanced-geometry svg:viewBox="0 0 21600 21600" draw:glue-points="10800 0 0 10800 10800 21600 21600 10800 ?f40 ?f41" draw:text-areas="0 0 21600 21600" draw:type="rectangular-callout" draw:modifiers="15390.9131010146 35579.010494752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3" draw:text-style-name="P14" draw:layer="layout" svg:width="13.202cm" svg:height="3.444cm" svg:x="10.998cm" svg:y="9.156cm">
          <draw:text-box>
            <text:p><text:span text:style-name="T1">echo ${myvar^}</text:span></text:p>
            <text:p><text:span text:style-name="T1">echo ${myvar^^}</text:span></text:p>
          </draw:text-box>
        </draw:frame>
        <presentation:notes draw:style-name="dp1">
          <draw:page-thumbnail draw:style-name="gr1" draw:layer="layout" svg:width="19.798cm" svg:height="11.136cm" svg:x="0.6cm" svg:y="2.257cm" draw:page-number="1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9">
        <draw:frame presentation:style-name="pr1" draw:text-style-name="P1" draw:layer="layout" svg:width="25.199cm" svg:height="2.629cm" svg:x="1.4cm" svg:y="0.628cm" presentation:class="title">
          <draw:text-box>
            <text:p text:style-name="P1">Restricting value types</text:p>
          </draw:text-box>
        </draw:frame>
        <draw:frame draw:style-name="gr24" draw:text-style-name="P4" draw:layer="layout" svg:width="14.7cm" svg:height="11.423cm" svg:x="5.9cm" svg:y="3.8cm">
          <draw:text-box>
            <text:p text:style-name="P3"><text:span text:style-name="T1">declare -</text:span><text:span text:style-name="T2">i</text:span><text:span text:style-name="T1"> myvar</text:span></text:p>
            <text:p text:style-name="P3"><text:span text:style-name="T1"/></text:p>
            <text:p text:style-name="P3"><text:span text:style-name="T1">declare -</text:span><text:span text:style-name="T11">l</text:span><text:span text:style-name="T1"> myvar</text:span></text:p>
            <text:p text:style-name="P3"><text:span text:style-name="T1"/></text:p>
            <text:p text:style-name="P3"><text:span text:style-name="T1">declare -</text:span><text:span text:style-name="T15">u</text:span><text:span text:style-name="T1"> myvar</text:span></text:p>
            <text:p text:style-name="P3"><text:span text:style-name="T1"/></text:p>
            <text:p text:style-name="P3"><text:span text:style-name="T1">declare -</text:span><text:span text:style-name="T16">r</text:span><text:span text:style-name="T1"> myvar</text:span></text:p>
          </draw:text-box>
        </draw:frame>
        <draw:custom-shape draw:style-name="gr25" draw:text-style-name="P6" draw:layer="layout" svg:width="4.8cm" svg:height="2cm" svg:x="0.8cm" svg:y="5.6cm">
          <text:p text:style-name="P5">Only integers </text:p>
          <text:p text:style-name="P5">assigned</text:p>
          <draw:enhanced-geometry svg:viewBox="0 0 21600 21600" draw:glue-points="10800 0 0 10800 10800 21600 21600 10800 ?f40 ?f41" draw:text-areas="0 0 21600 21600" draw:type="rectangular-callout" draw:modifiers="57812.9556342429 -2061.7691154422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6" draw:text-style-name="P6" draw:layer="layout" svg:width="4.8cm" svg:height="2cm" svg:x="0.8cm" svg:y="8.6cm">
          <text:p text:style-name="P5">Only lower case </text:p>
          <text:p text:style-name="P5">chars assigned</text:p>
          <draw:enhanced-geometry svg:viewBox="0 0 21600 21600" draw:glue-points="10800 0 0 10800 10800 21600 21600 10800 ?f40 ?f41" draw:text-areas="0 0 21600 21600" draw:type="rectangular-callout" draw:modifiers="57812.9556342429 -2061.7691154422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7" draw:text-style-name="P6" draw:layer="layout" svg:width="4.8cm" svg:height="2cm" svg:x="0.8cm" svg:y="11.6cm">
          <text:p text:style-name="P5">Only upper case </text:p>
          <text:p text:style-name="P5">chars assigned</text:p>
          <draw:enhanced-geometry svg:viewBox="0 0 21600 21600" draw:glue-points="10800 0 0 10800 10800 21600 21600 10800 ?f40 ?f41" draw:text-areas="0 0 21600 21600" draw:type="rectangular-callout" draw:modifiers="57812.9556342429 -2061.7691154422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8" draw:text-style-name="P6" draw:layer="layout" svg:width="4.8cm" svg:height="2cm" svg:x="21.2cm" svg:y="10.4cm">
          <text:p text:style-name="P5">Variable is </text:p>
          <text:p text:style-name="P5">read only</text:p>
          <draw:enhanced-geometry svg:viewBox="0 0 21600 21600" draw:glue-points="10800 0 0 10800 10800 21600 21600 10800 ?f40 ?f41" draw:text-areas="0 0 21600 21600" draw:type="rectangular-callout" draw:modifiers="-30908.5607165174 36107.946026986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9">
        <draw:frame presentation:style-name="pr1" draw:text-style-name="P1" draw:layer="layout" svg:width="25.199cm" svg:height="2.629cm" svg:x="1.4cm" svg:y="0.628cm" presentation:class="title">
          <draw:text-box>
            <text:p text:style-name="P1">Removing restrictions</text:p>
          </draw:text-box>
        </draw:frame>
        <draw:frame draw:style-name="gr24" draw:text-style-name="P4" draw:layer="layout" svg:width="14.7cm" svg:height="11.423cm" svg:x="5.9cm" svg:y="3.8cm">
          <draw:text-box>
            <text:p text:style-name="P3"><text:span text:style-name="T1">declare +</text:span><text:span text:style-name="T2">i</text:span><text:span text:style-name="T1"> myvar</text:span></text:p>
            <text:p text:style-name="P3"><text:span text:style-name="T1"/></text:p>
            <text:p text:style-name="P3"><text:span text:style-name="T1">declare +</text:span><text:span text:style-name="T11">l</text:span><text:span text:style-name="T1"> myvar</text:span></text:p>
            <text:p text:style-name="P3"><text:span text:style-name="T1"/></text:p>
            <text:p text:style-name="P3"><text:span text:style-name="T1">declare +</text:span><text:span text:style-name="T15">u</text:span><text:span text:style-name="T1"> myvar</text:span></text:p>
            <text:p text:style-name="P3"><text:span text:style-name="T1"/></text:p>
            <text:p text:style-name="P3"><text:span text:style-name="T1">declare +</text:span><text:span text:style-name="T16">r</text:span><text:span text:style-name="T1"> myvar</text:span></text:p>
          </draw:text-box>
        </draw:frame>
        <draw:custom-shape draw:style-name="gr25" draw:text-style-name="P6" draw:layer="layout" svg:width="4.8cm" svg:height="2cm" svg:x="0.8cm" svg:y="5.6cm">
          <text:p text:style-name="P5"><text:span text:style-name="T17">integer </text:span></text:p>
          <text:p text:style-name="P5"><text:span text:style-name="T17">restriction </text:span></text:p>
          <text:p text:style-name="P5"><text:span text:style-name="T17">removed</text:span></text:p>
          <draw:enhanced-geometry svg:viewBox="0 0 21600 21600" draw:glue-points="10800 0 0 10800 10800 21600 21600 10800 ?f40 ?f41" draw:text-areas="0 0 21600 21600" draw:type="rectangular-callout" draw:modifiers="57812.9556342429 -2061.7691154422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6" draw:text-style-name="P6" draw:layer="layout" svg:width="4.8cm" svg:height="2cm" svg:x="0.8cm" svg:y="8.6cm">
          <text:p text:style-name="P5"><text:span text:style-name="T17">lower case </text:span></text:p>
          <text:p text:style-name="P5"><text:span text:style-name="T17">restriction </text:span></text:p>
          <text:p text:style-name="P5"><text:span text:style-name="T17">removed</text:span></text:p>
          <draw:enhanced-geometry svg:viewBox="0 0 21600 21600" draw:glue-points="10800 0 0 10800 10800 21600 21600 10800 ?f40 ?f41" draw:text-areas="0 0 21600 21600" draw:type="rectangular-callout" draw:modifiers="57812.9556342429 -2061.7691154422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7" draw:text-style-name="P6" draw:layer="layout" svg:width="4.8cm" svg:height="2cm" svg:x="0.8cm" svg:y="11.6cm">
          <text:p text:style-name="P5"><text:span text:style-name="T17">upper case </text:span></text:p>
          <text:p text:style-name="P5"><text:span text:style-name="T17">restriction</text:span></text:p>
          <text:p text:style-name="P5"><text:span text:style-name="T17">removed</text:span></text:p>
          <draw:enhanced-geometry svg:viewBox="0 0 21600 21600" draw:glue-points="10800 0 0 10800 10800 21600 21600 10800 ?f40 ?f41" draw:text-areas="0 0 21600 21600" draw:type="rectangular-callout" draw:modifiers="57812.9556342429 -2061.7691154422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8" draw:text-style-name="P16" draw:layer="layout" svg:width="4.8cm" svg:height="2cm" svg:x="21.2cm" svg:y="10.4cm">
          <text:p text:style-name="P15"><text:span text:style-name="T18">Can’t do </text:span></text:p>
          <text:p text:style-name="P15"><text:span text:style-name="T18">once it is </text:span></text:p>
          <text:p text:style-name="P15"><text:span text:style-name="T18">read only</text:span></text:p>
          <draw:enhanced-geometry svg:viewBox="0 0 21600 21600" draw:glue-points="10800 0 0 10800 10800 21600 21600 10800 ?f40 ?f41" draw:text-areas="0 0 21600 21600" draw:type="rectangular-callout" draw:modifiers="-30908.5607165174 36107.946026986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1">
          <draw:page-thumbnail draw:style-name="gr1" draw:layer="layout" svg:width="19.798cm" svg:height="11.136cm" svg:x="0.6cm" svg:y="2.257cm" draw:page-number="2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9">
        <draw:frame presentation:style-name="pr1" draw:text-style-name="P1" draw:layer="layout" svg:width="25.199cm" svg:height="2.629cm" svg:x="1.4cm" svg:y="0.628cm" presentation:class="title">
          <draw:text-box>
            <text:p text:style-name="P1">Indexed arrays</text:p>
          </draw:text-box>
        </draw:frame>
        <draw:frame draw:style-name="gr29" draw:text-style-name="P4" draw:layer="layout" svg:width="12.4cm" svg:height="11.763cm" svg:x="7.6cm" svg:y="3.437cm">
          <draw:text-box>
            <text:p text:style-name="P3"><text:span text:style-name="T19">declare -a arr</text:span></text:p>
            <text:p text:style-name="P3"><text:span text:style-name="T20">$arr[0]=”value”</text:span></text:p>
            <text:p text:style-name="P3"><text:span text:style-name="T21">echo ${arr[0]}</text:span></text:p>
            <text:p text:style-name="P3"><text:span text:style-name="T22">echo ${#arr[@]}</text:span></text:p>
            <text:p text:style-name="P9"><text:span text:style-name="T23">echo ${!arr[@]}</text:span></text:p>
            <text:p text:style-name="P9"><text:span text:style-name="T19">echo ${arr[@]}</text:span></text:p>
            <text:p text:style-name="P9"><text:span text:style-name="T24">unset ‘arr[2]’</text:span></text:p>
            <text:p text:style-name="P9"><text:span text:style-name="T20">arr+=(“value”)</text:span></text:p>
          </draw:text-box>
        </draw:frame>
        <draw:custom-shape draw:style-name="gr30" draw:text-style-name="P6" draw:layer="layout" svg:width="6.2cm" svg:height="2cm" svg:x="21.6cm" svg:y="5.6cm">
          <text:p text:style-name="P5"><text:span text:style-name="T17">set value of </text:span><text:span text:style-name="T17">element </text:span></text:p>
          <text:p text:style-name="P5"><text:span text:style-name="T17">with index 0 in the </text:span><text:span text:style-name="T17">array</text:span></text:p>
          <draw:enhanced-geometry svg:viewBox="0 0 21600 21600" draw:glue-points="10800 0 0 10800 10800 21600 21600 10800 ?f40 ?f41" draw:text-areas="0 0 21600 21600" draw:type="rectangular-callout" draw:modifiers="-8359.9419448476 3249.1754122938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1" draw:text-style-name="P6" draw:layer="layout" svg:width="5.6cm" svg:height="2cm" svg:x="21.8cm" svg:y="13.2cm">
          <text:p text:style-name="P5"><text:span text:style-name="T17">Append an element </text:span></text:p>
          <text:p text:style-name="P5"><text:span text:style-name="T17">with a value to </text:span></text:p>
          <text:p text:style-name="P5"><text:span text:style-name="T17">the end of the array</text:span></text:p>
          <draw:enhanced-geometry svg:viewBox="0 0 21600 21600" draw:glue-points="10800 0 0 10800 10800 21600 21600 10800 ?f40 ?f41" draw:text-areas="0 0 21600 21600" draw:type="rectangular-callout" draw:modifiers="-12552.7584359936 13460.869565217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2" draw:text-style-name="P6" draw:layer="layout" svg:width="5.8cm" svg:height="2cm" svg:x="21.6cm" svg:y="8.2cm">
          <text:p text:style-name="P5"><text:span text:style-name="T17">Number of elements </text:span></text:p>
          <text:p text:style-name="P5"><text:span text:style-name="T17">in the array</text:span></text:p>
          <draw:enhanced-geometry svg:viewBox="0 0 21600 21600" draw:glue-points="10800 0 0 10800 10800 21600 21600 10800 ?f40 ?f41" draw:text-areas="0 0 21600 21600" draw:type="rectangular-callout" draw:modifiers="-8065.09222547837 5008.6956521739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3" draw:text-style-name="P6" draw:layer="layout" svg:width="5.8cm" svg:height="2cm" svg:x="21.6cm" svg:y="10.8cm">
          <text:p text:style-name="P5"><text:span text:style-name="T17">Display values of all </text:span></text:p>
          <text:p text:style-name="P5"><text:span text:style-name="T17">elements of the array</text:span></text:p>
          <draw:enhanced-geometry svg:viewBox="0 0 21600 21600" draw:glue-points="10800 0 0 10800 10800 21600 21600 10800 ?f40 ?f41" draw:text-areas="0 0 21600 21600" draw:type="rectangular-callout" draw:modifiers="-11200.2758145147 8279.4602698650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4" draw:text-style-name="P6" draw:layer="layout" svg:width="4.8cm" svg:height="2cm" svg:x="1.2cm" svg:y="10.2cm">
          <text:p text:style-name="P5"><text:span text:style-name="T17">Display all </text:span></text:p>
          <text:p text:style-name="P5"><text:span text:style-name="T17">Indices used</text:span></text:p>
          <draw:enhanced-geometry svg:viewBox="0 0 21600 21600" draw:glue-points="10800 0 0 10800 10800 21600 21600 10800 ?f40 ?f41" draw:text-areas="0 0 21600 21600" draw:type="rectangular-callout" draw:modifiers="29473.3597167257 345.4272863568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5" draw:text-style-name="P6" draw:layer="layout" svg:width="5.8cm" svg:height="2cm" svg:x="0.4cm" svg:y="7.6cm">
          <text:p text:style-name="P5"><text:span text:style-name="T17">Value of element with </text:span></text:p>
          <text:p text:style-name="P5"><text:span text:style-name="T17">index 0</text:span><text:span text:style-name="T25"> </text:span><text:span text:style-name="T17">in the array</text:span></text:p>
          <draw:enhanced-geometry svg:viewBox="0 0 21600 21600" draw:glue-points="10800 0 0 10800 10800 21600 21600 10800 ?f40 ?f41" draw:text-areas="0 0 21600 21600" draw:type="rectangular-callout" draw:modifiers="27632.0634373384 -3173.613193403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6" draw:text-style-name="P6" draw:layer="layout" svg:width="4.8cm" svg:height="2.6cm" svg:x="1.1cm" svg:y="4.6cm">
          <text:p text:style-name="P5"><text:span text:style-name="T17">declare </text:span><text:span text:style-name="T26">arr</text:span></text:p>
          <text:p text:style-name="P5"><text:span text:style-name="T17">as an </text:span></text:p>
          <text:p text:style-name="P5"><text:span text:style-name="T17">indexed array</text:span></text:p>
          <draw:enhanced-geometry svg:viewBox="0 0 21600 21600" draw:glue-points="10800 0 0 10800 10800 21600 21600 10800 ?f40 ?f41" draw:text-areas="0 0 21600 21600" draw:type="rectangular-callout" draw:modifiers="29788.2941053947 -3105.8823529411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7" draw:text-style-name="P6" draw:layer="layout" svg:width="4.8cm" svg:height="2cm" svg:x="1.2cm" svg:y="13.2cm">
          <text:p text:style-name="P5"><text:span text:style-name="T17">Delete element with</text:span></text:p>
          <text:p text:style-name="P5"><text:span text:style-name="T17">Index 2 in the array</text:span></text:p>
          <draw:enhanced-geometry svg:viewBox="0 0 21600 21600" draw:glue-points="10800 0 0 10800 10800 21600 21600 10800 ?f40 ?f41" draw:text-areas="0 0 21600 21600" draw:type="rectangular-callout" draw:modifiers="29261.9037700479 -690.85457271364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9">
        <draw:frame presentation:style-name="pr1" draw:text-style-name="P1" draw:layer="layout" svg:width="25.199cm" svg:height="2.629cm" svg:x="1.4cm" svg:y="0.628cm" presentation:class="title">
          <draw:text-box>
            <text:p text:style-name="P1">Associative arrays</text:p>
          </draw:text-box>
        </draw:frame>
        <draw:frame draw:style-name="gr29" draw:text-style-name="P4" draw:layer="layout" svg:width="13cm" svg:height="11.763cm" svg:x="7.8cm" svg:y="3.257cm">
          <draw:text-box>
            <text:p text:style-name="P3"><text:span text:style-name="T27">declare -A hash</text:span></text:p>
            <text:p text:style-name="P3"><text:span text:style-name="T28">$hash[“a”]=”value”</text:span></text:p>
            <text:p text:style-name="P3"><text:span text:style-name="T29">echo ${hash[“a”]}</text:span></text:p>
            <text:p text:style-name="P3"><text:span text:style-name="T30">echo ${#hash[@]}</text:span></text:p>
            <text:p text:style-name="P9"><text:span text:style-name="T31">echo ${!hash[@]}</text:span></text:p>
            <text:p text:style-name="P9"><text:span text:style-name="T27">echo ${hash[@]}</text:span></text:p>
            <text:p text:style-name="P9"><text:span text:style-name="T32">unset ‘hash[“a”]’</text:span></text:p>
            <text:p text:style-name="P9"><text:span text:style-name="T28"/></text:p>
          </draw:text-box>
        </draw:frame>
        <draw:custom-shape draw:style-name="gr30" draw:text-style-name="P6" draw:layer="layout" svg:width="6.2cm" svg:height="2cm" svg:x="21.6cm" svg:y="5.6cm">
          <text:p text:style-name="P5"><text:span text:style-name="T17">set value of element </text:span></text:p>
          <text:p text:style-name="P5"><text:span text:style-name="T17">with index “a” in the array</text:span></text:p>
          <draw:enhanced-geometry svg:viewBox="0 0 21600 21600" draw:glue-points="10800 0 0 10800 10800 21600 21600 10800 ?f40 ?f41" draw:text-areas="0 0 21600 21600" draw:type="rectangular-callout" draw:modifiers="-6402.32220609579 -1554.422788605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2" draw:text-style-name="P6" draw:layer="layout" svg:width="5.8cm" svg:height="2cm" svg:x="21.6cm" svg:y="8.2cm">
          <text:p text:style-name="P5"><text:span text:style-name="T17">Number of elements </text:span></text:p>
          <text:p text:style-name="P5"><text:span text:style-name="T17">in the array</text:span></text:p>
          <draw:enhanced-geometry svg:viewBox="0 0 21600 21600" draw:glue-points="10800 0 0 10800 10800 21600 21600 10800 ?f40 ?f41" draw:text-areas="0 0 21600 21600" draw:type="rectangular-callout" draw:modifiers="-10068.3330460265 -3842.8785607196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3" draw:text-style-name="P6" draw:layer="layout" svg:width="5.8cm" svg:height="2cm" svg:x="21.6cm" svg:y="10.8cm">
          <text:p text:style-name="P5"><text:span text:style-name="T17">Display values of all </text:span></text:p>
          <text:p text:style-name="P5"><text:span text:style-name="T17">elements of the array</text:span></text:p>
          <draw:enhanced-geometry svg:viewBox="0 0 21600 21600" draw:glue-points="10800 0 0 10800 10800 21600 21600 10800 ?f40 ?f41" draw:text-areas="0 0 21600 21600" draw:type="rectangular-callout" draw:modifiers="-12771.5911049819 -3594.6026986506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4" draw:text-style-name="P6" draw:layer="layout" svg:width="4.8cm" svg:height="2cm" svg:x="1.2cm" svg:y="10.2cm">
          <text:p text:style-name="P5"><text:span text:style-name="T17">Display all </text:span></text:p>
          <text:p text:style-name="P5"><text:span text:style-name="T17">Indices used</text:span></text:p>
          <draw:enhanced-geometry svg:viewBox="0 0 21600 21600" draw:glue-points="10800 0 0 10800 10800 21600 21600 10800 ?f40 ?f41" draw:text-areas="0 0 21600 21600" draw:type="rectangular-callout" draw:modifiers="30418.1628827328 -9002.6986506746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5" draw:text-style-name="P6" draw:layer="layout" svg:width="5.8cm" svg:height="2cm" svg:x="0.4cm" svg:y="7.6cm">
          <text:p text:style-name="P5"><text:span text:style-name="T17">Value of element with </text:span></text:p>
          <text:p text:style-name="P5"><text:span text:style-name="T17">index “a”</text:span><text:span text:style-name="T25"> </text:span><text:span text:style-name="T17">in the array</text:span></text:p>
          <draw:enhanced-geometry svg:viewBox="0 0 21600 21600" draw:glue-points="10800 0 0 10800 10800 21600 21600 10800 ?f40 ?f41" draw:text-areas="0 0 21600 21600" draw:type="rectangular-callout" draw:modifiers="28503.3614893984 -8743.6281859070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6" draw:text-style-name="P6" draw:layer="layout" svg:width="4.8cm" svg:height="2.6cm" svg:x="1.1cm" svg:y="4.6cm">
          <text:p text:style-name="P5"><text:span text:style-name="T17">declare </text:span><text:span text:style-name="T26">hash</text:span></text:p>
          <text:p text:style-name="P5"><text:span text:style-name="T17">as an </text:span></text:p>
          <text:p text:style-name="P5"><text:span text:style-name="T17">associative array</text:span></text:p>
          <draw:enhanced-geometry svg:viewBox="0 0 21600 21600" draw:glue-points="10800 0 0 10800 10800 21600 21600 10800 ?f40 ?f41" draw:text-areas="0 0 21600 21600" draw:type="rectangular-callout" draw:modifiers="29788.2941053947 -3105.8823529411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8" draw:text-style-name="P6" draw:layer="layout" svg:width="5.2cm" svg:height="2cm" svg:x="0.8cm" svg:y="13.2cm">
          <text:p text:style-name="P5"><text:span text:style-name="T17">Delete element with</text:span></text:p>
          <text:p text:style-name="P5"><text:span text:style-name="T17">Index “a” in the array</text:span></text:p>
          <draw:enhanced-geometry svg:viewBox="0 0 21600 21600" draw:glue-points="10800 0 0 10800 10800 21600 21600 10800 ?f40 ?f41" draw:text-areas="0 0 21600 21600" draw:type="rectangular-callout" draw:modifiers="30225.879638531 -12068.365817091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1">
          <draw:page-thumbnail draw:style-name="gr1" draw:layer="layout" svg:width="19.798cm" svg:height="11.136cm" svg:x="0.6cm" svg:y="2.257cm" draw:page-number="2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9">
        <draw:frame presentation:style-name="pr1" draw:text-style-name="P17" draw:layer="layout" svg:width="25.199cm" svg:height="2.629cm" svg:x="1.4cm" svg:y="6.771cm" presentation:class="title" presentation:user-transformed="true">
          <draw:text-box>
            <text:p text:style-name="P17"><text:span text:style-name="T33">Shell variable manipulations are fast !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23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23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23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09T13:58:57.368809932</meta:creation-date>
    <dc:date>2022-01-09T15:20:48.492855438</dc:date>
    <meta:editing-duration>PT36M32S</meta:editing-duration>
    <meta:editing-cycles>11</meta:editing-cycles>
    <meta:generator>LibreOffice/6.4.7.2$Linux_X86_64 LibreOffice_project/40$Build-2</meta:generator>
    <meta:document-statistic meta:object-count="176"/>
  </office:meta>
</office:document-meta>
</file>